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1Code Nerd Font Mono" svg:font-family="'M+1Code Nerd Font Mono'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fo:color="#1c1c1c" loext:opacity="100%" style:font-name="M+1Code Nerd Font Mono" fo:font-size="12pt" fo:background-color="#ffd428" style:font-size-asian="12pt" style:font-size-complex="12pt"/>
    </style:style>
    <style:style style:name="P2" style:family="paragraph" style:parent-style-name="Standard">
      <style:text-properties fo:color="#1c1c1c" loext:opacity="100%" style:font-name="M+1Code Nerd Font Mono" fo:font-size="12pt" officeooo:paragraph-rsid="00078d8d" fo:background-color="#ffd428" style:font-size-asian="12pt" style:font-size-complex="12pt"/>
    </style:style>
    <style:style style:name="T1" style:family="text">
      <style:text-properties officeooo:rsid="00078d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stdio.h&gt; /* gcc -Wall html.c -o html &amp;&amp; ./html */</text:p>
      <text:p text:style-name="P1">static char *nato[26] = { "alpha", "bravo", "charlie", "delta", "echo",</text:p>
      <text:p text:style-name="P1"><text:s text:c="2"/>"foxtrot", "golf", "hotel", "india", "juliet", "kilo", "lima", "mike",</text:p>
      <text:p text:style-name="P2"><text:s text:c="2"/>"november", "oscar", "papa", "quebec", "romeo", "sierra", "tango",</text:p>
      <text:p text:style-name="P2"><text:span text:style-name="T1"><text:s text:c="2"/></text:span>"uniform",<text:span text:style-name="T1"> </text:span>"victor", "whiskey", "xray", "yankee", "zulu" };</text:p>
      <text:p text:style-name="P1">int main(int argc, char **argv) { /* David the Rizzler */</text:p>
      <text:p text:style-name="P1"><text:s text:c="2"/>printf("&lt;html&gt;&lt;head&gt;&lt;title&gt;Mission Platform&lt;/title&gt;&lt;style&gt;\n");</text:p>
      <text:p text:style-name="P1"><text:s text:c="2"/>printf("body { font-family: \"Courier New\"; }\n");</text:p>
      <text:p text:style-name="P1"><text:s text:c="2"/>printf("a { text-decoration: none; }\n");</text:p>
      <text:p text:style-name="P1"><text:s text:c="2"/>printf("table { margin-left: auto; margin-right: auto;\n");</text:p>
      <text:p text:style-name="P1"><text:s text:c="2"/>printf("background-color: #c9c9ff; }\n");</text:p>
      <text:p text:style-name="P1"><text:s text:c="2"/>printf("td { background-color: #efefef; padding: 5px; }\n");</text:p>
      <text:p text:style-name="P1"><text:s text:c="2"/>printf("td:hover { background-color: #eeee66; }\n");</text:p>
      <text:p text:style-name="P1"><text:s text:c="2"/>printf("&lt;/style&gt;&lt;/head&gt;&lt;body&gt;&lt;table&gt;&lt;caption&gt;Mission Platform&lt;/caption&gt;\n");</text:p>
      <text:p text:style-name="P1"><text:s text:c="2"/>for (char i = 'a'; i &lt; '{'; i++) {</text:p>
      <text:p text:style-name="P1"><text:s text:c="4"/>printf("&lt;tr&gt;\n");</text:p>
      <text:p text:style-name="P1"><text:s text:c="4"/>for (char j = 'a'; j &lt; '{'; j++) {</text:p>
      <text:p text:style-name="P1"><text:s text:c="6"/>printf("&lt;td&gt;&lt;a href=\"map/%c/%c/%s%s.png\"&gt;",</text:p>
      <text:p text:style-name="P1"><text:s text:c="7"/>i, j, nato[i - 97], nato[j - 97]);</text:p>
      <text:p text:style-name="P1"><text:s text:c="6"/>printf("%c%c&lt;/a&gt;&lt;/td&gt;", i, j);</text:p>
      <text:p text:style-name="P1"><text:s text:c="4"/>}</text:p>
      <text:p text:style-name="P1"><text:s text:c="4"/>printf("&lt;/tr&gt;\n");</text:p>
      <text:p text:style-name="P1"><text:s text:c="2"/>}</text:p>
      <text:p text:style-name="P1"><text:s text:c="2"/>printf("&lt;/table&gt;&lt;/body&gt;&lt;/html&gt;\n");</text:p>
      <text:p text:style-name="P1"><text:s text:c="2"/>return 0;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1Code Nerd Font Mono" svg:font-family="'M+1Code Nerd Font Mono'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in-text-boxes="true" text:offset="0.2in" style:num-format="1" text:number-position="left" text:increment="1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9T09:09:37.115196674</meta:creation-date>
    <dc:title>template</dc:title>
    <meta:editing-duration>PT51S</meta:editing-duration>
    <meta:editing-cycles>2</meta:editing-cycles>
    <meta:generator>LibreOffice/25.8.2.2$Linux_X86_64 LibreOffice_project/580$Build-2</meta:generator>
    <meta:print-date>2025-12-19T09:20:18.291239197</meta:print-date>
    <dc:date>2025-12-19T09:20:42.011611267</dc:date>
    <meta:document-statistic meta:table-count="0" meta:image-count="0" meta:object-count="0" meta:page-count="1" meta:paragraph-count="26" meta:word-count="131" meta:character-count="1149" meta:non-whitespace-character-count="979"/>
    <meta:template xlink:type="simple" xlink:actuate="onRequest" xlink:title="template" xlink:href="../../../../.config/libreoffice/4/user/template/template.ott" meta:date="2025-12-19T09:09:36.330334329"/>
  </office:meta>
</office:document-meta>
</file>